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13pt" style:font-size-asian="13pt" style:font-size-complex="13pt"/>
    </style:style>
    <style:style style:name="P4" style:family="paragraph" style:parent-style-name="Standard">
      <style:text-properties fo:font-size="13pt" style:font-size-asian="13pt" style:font-size-complex="14pt"/>
    </style:style>
    <style:style style:name="P5" style:family="paragraph" style:parent-style-name="Standard" style:list-style-name="WWNum3"/>
    <style:style style:name="P6" style:family="paragraph" style:parent-style-name="Standard" style:list-style-name="WWNum4"/>
    <style:style style:name="P7" style:family="paragraph" style:parent-style-name="Standard">
      <style:paragraph-properties fo:margin-left="0.635cm" fo:margin-right="0cm" fo:text-indent="0cm" style:auto-text-indent="false"/>
      <style:text-properties fo:font-size="13pt" style:font-size-asian="13pt" style:font-size-complex="14pt"/>
    </style:style>
    <style:style style:name="P8" style:family="paragraph" style:parent-style-name="Standard">
      <style:paragraph-properties fo:break-before="page"/>
    </style:style>
    <style:style style:name="P9" style:family="paragraph" style:parent-style-name="Standard">
      <style:paragraph-properties fo:margin-left="0cm" fo:margin-right="0cm" fo:text-indent="1.27cm" style:auto-text-indent="false"/>
      <style:text-properties fo:font-size="13pt" style:font-size-asian="13pt" style:font-size-complex="14pt"/>
    </style:style>
    <style:style style:name="P10" style:family="paragraph" style:parent-style-name="Standard" style:master-page-name="Standard">
      <style:paragraph-properties style:page-number="auto"/>
    </style:style>
    <style:style style:name="P11" style:family="paragraph" style:parent-style-name="List_20_Paragraph" style:list-style-name="WWNum1"/>
    <style:style style:name="P12" style:family="paragraph" style:parent-style-name="List_20_Paragraph" style:list-style-name="WWNum2"/>
    <style:style style:name="P13" style:family="paragraph" style:parent-style-name="List_20_Paragraph" style:list-style-name="WWNum1">
      <style:paragraph-properties fo:line-height="100%"/>
    </style:style>
    <style:style style:name="P14" style:family="paragraph" style:list-style-name="WWNum1">
      <style:paragraph-properties fo:line-height="100%"/>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4pt"/>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3pt" style:font-size-asian="13pt" style:font-size-complex="13pt"/>
    </style:style>
    <style:style style:name="T7" style:family="text">
      <style:text-properties fo:font-size="13pt" style:font-size-asian="13pt" style:font-size-complex="14pt"/>
    </style:style>
    <style:style style:name="T8" style:family="text">
      <style:text-properties fo:font-size="13pt" fo:font-weight="bold" style:font-size-asian="13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udent Name: CHRISTIAN VILLALBA</text:p>
      <text:p text:style-name="Standard">Student Number: 750314</text:p>
      <text:p text:style-name="Standard"/>
      <text:p text:style-name="Standard"><text:span text:style-name="T1">Professional Practice in an IT Context</text:span></text:p>
      <text:p text:style-name="Standard"><text:span text:style-name="T1">Assignment 1</text:span></text:p>
      <text:p text:style-name="Standard"><text:span text:style-name="T1">Know what is meant by professional practice</text:span></text:p>
      <text:p text:style-name="Standard"><text:span text:style-name="T5">Definition of Professional Practice</text:span></text:p>
      <text:p text:style-name="Standard"><text:span text:style-name="T3">Set of ethical, practical standards and code of conduct in a specific field, expected of a professional while performing their work.</text:span></text:p>
      <text:p text:style-name="Standard"><text:span text:style-name="T3">A professional practice is determined by the corresponding professional bodies.</text:span></text:p>
      <text:p text:style-name="P1"/>
      <text:p text:style-name="Standard"><text:span text:style-name="T4">Professional practice for an individual working in the IT sector includes;</text:span></text:p>
      <text:list xml:id="list8306592430345126435" text:style-name="WWNum1">
        <text:list-item>
          <text:p text:style-name="P11"><text:span text:style-name="T6">Working practices<text:line-break/>Professionalism: respectful with everybody you are involved, positive attitude, reliability <text:s/>and accountability, good time management skills, respect deadlines.<text:line-break/>Effective emotional regulation.<text:line-break/>Team-player: collaborative and communicative.<text:line-break/>Know and respect the laws.</text:span></text:p>
        </text:list-item>
        <text:list-item>
          <text:p text:style-name="P11"><text:span text:style-name="T6">Technical Skills</text:span><text:span text:style-name="T7"><text:line-break/>Following coding standards, secure personal data, Quality Assurance and testing, write comprehensive documentation for users and clients, <text:line-break/>continuous learning: “Show what you know, learn what you don't .” (BCS – Code of Conduct) </text:span></text:p>
        </text:list-item>
        <text:list-item>
          <text:p text:style-name="P13"><text:span text:style-name="T6">Ethical Behaviours<text:line-break/>The ethical behaviours are based on integrity, inclusivity and respect, here are some examples of guidelines according to different professional bodies:</text:span></text:p>
          <text:list>
            <text:list-item>
              <text:p text:style-name="P13"><text:span text:style-name="T6">“Respect the organisation or individual you work for.”</text:span> <text:line-break/><text:span text:style-name="T6">(BCS – Code of Conduct)</text:span></text:p>
            </text:list-item>
            <text:list-item>
              <text:p text:style-name="P13"><text:span text:style-name="T6">“You make IT for everyone.”<text:line-break/>(BCS – Code of Conduct)</text:span></text:p>
            </text:list-item>
            <text:list-item>
              <text:p text:style-name="P13"><text:soft-page-break/><text:span text:style-name="T6">“To uphold the highest standards of integrity, responsible behaviour, and ethical conduct in professional activities.” <text:line-break/>(IEEE – Code of Ethics)</text:span></text:p>
            </text:list-item>
            <text:list-item>
              <text:p text:style-name="P13"><text:span text:style-name="T6">“To treat all persons fairly and with respect, to not engage in harassment or discrimination, and to avoid injuring others.” <text:s/><text:line-break/>(IEEE – Code of Ethics)</text:span></text:p>
            </text:list-item>
            <text:list-item>
              <text:p text:style-name="P13"><text:span text:style-name="T6">“To support colleagues and co-workers in following this code of ethics, to strive to ensure the code is upheld, and to not retaliate against individuals reporting a violation. “<text:line-break/>(IEEE – Code of Ethics)</text:span></text:p>
            </text:list-item>
          </text:list>
        </text:list-item>
        <text:list-item>
          <text:p text:style-name="P11"><text:span text:style-name="T7">Social Responsibility<text:line-break/>The ethical action of assessing the impact that technology will have on society in order to benefit (or not) damage people or the planet. <text:line-break/>It needs to be carried by individuals and organisations and goes beyond the legal requirements.<text:line-break/><text:line-break/>In the IT context, the main focus would be environmental sustainability, focusing on e-waste and energy efficiency, data privacy and data protection, algorithmic bias, and creating a more welcoming <text:s/>and ethical tech environment. <text:line-break/></text:span></text:p>
        </text:list-item>
      </text:list>
      <text:p text:style-name="P7"/>
      <text:p text:style-name="P7"/>
      <text:p text:style-name="P4"/>
      <text:p text:style-name="P8"><text:span text:style-name="T2">Outline the role of professional bodies for IT, and the benefits of membership to individuals and organisations.</text:span></text:p>
      <text:p text:style-name="Standard"><text:span text:style-name="T4">A Professional Body </text:span></text:p>
      <text:p text:style-name="P4">A professional body is an organisation that represents an specific profession and sets and maintains the standards we know as professional practices. They also provide rules, guidance, networks, training, certifications, and representation for the individual professionals in that specific field.</text:p>
      <text:p text:style-name="P4"/>
      <text:p text:style-name="Standard"><text:span text:style-name="T8">Examples of Professional Bodies in the IT Sector</text:span></text:p>
      <text:p text:style-name="P4">• BCS - The British Computer Society (UK based)</text:p>
      <text:p text:style-name="P4">• CompTIA – Computing Technology Industry Association </text:p>
      <text:p text:style-name="P4">• IEEE - Institute of Electrical and Electronics Engineers </text:p>
      <text:p text:style-name="P4">• ACM – Association for Computing Machinery</text:p>
      <text:p text:style-name="P4">• IAP – Institute of Analyst and Programmers</text:p>
      <text:p text:style-name="P4">• NCC – National Computing Centre (UK)</text:p>
      <text:p text:style-name="P4">• UKITA – UK IT Association</text:p>
      <text:p text:style-name="P4">• UKWDA – UK Web Design Association</text:p>
      <text:p text:style-name="P4"/>
      <text:p text:style-name="P4"/>
      <text:p text:style-name="Standard"><text:span text:style-name="T8">The Role of Professional Bodies</text:span></text:p>
      <text:list xml:id="list1168880241550843426" text:style-name="WWNum2">
        <text:list-item>
          <text:p text:style-name="P12"><text:span text:style-name="T7">Setting standards:<text:line-break/>Promoting best practices in the IT sector, from technical to ethical guidelines.<text:line-break/>This creates a framework that produces trustworthy products and services. </text:span></text:p>
        </text:list-item>
        <text:list-item>
          <text:p text:style-name="P12"><text:span text:style-name="T7">Providing certifications:<text:line-break/>Demonstrating competence and credibility within the industry . This is crucial in a ever-changing landscape that requires continuous learning, awareness of technological developments and stay up-to-date. </text:span></text:p>
        </text:list-item>
        <text:list-item>
          <text:p text:style-name="P12"><text:span text:style-name="T7">Networking and professional development:<text:line-break/>Providing a platform for professionals to connect and boost career prospects.<text:line-break/>From events to job boards or mentorship programs, that offer resources and opportunities to indiviuals.</text:span></text:p>
        </text:list-item>
      </text:list>
      <text:p text:style-name="P9"><text:soft-page-break/></text:p>
      <text:list xml:id="list35858809" text:continue-numbering="true" text:style-name="WWNum2">
        <text:list-item>
          <text:p text:style-name="P12"><text:span text:style-name="T7">Advocacy and representation:<text:line-break/>Representing interests and rights <text:line-break/>Providing guidance, information, legal and policy advocacy <text:s/></text:span></text:p>
        </text:list-item>
      </text:list>
      <text:p text:style-name="Standard"><text:span text:style-name="T7"><text:tab/></text:span></text:p>
      <text:p text:style-name="P4"/>
      <text:p text:style-name="P1"/>
      <text:p text:style-name="P8"><text:span text:style-name="T5">The Benefits of Professional Body Membership for in Individual</text:span></text:p>
      <text:list xml:id="list6930014081273310137" text:style-name="WWNum3">
        <text:list-item>
          <text:p text:style-name="P5"><text:span text:style-name="T6">Credibility and Recognition</text:span></text:p>
        </text:list-item>
      </text:list>
      <text:p text:style-name="P3"/>
      <text:p text:style-name="P3"/>
      <text:list xml:id="list35831246" text:continue-numbering="true" text:style-name="WWNum3">
        <text:list-item>
          <text:p text:style-name="P5"><text:span text:style-name="T6">Networking and Community</text:span></text:p>
        </text:list-item>
      </text:list>
      <text:p text:style-name="P3"/>
      <text:p text:style-name="P3"/>
      <text:list xml:id="list35829631" text:continue-numbering="true" text:style-name="WWNum3">
        <text:list-item>
          <text:p text:style-name="P5"><text:span text:style-name="T6">Continual Professional Development</text:span></text:p>
        </text:list-item>
      </text:list>
      <text:p text:style-name="P3"/>
      <text:p text:style-name="P3"/>
      <text:list xml:id="list35841617" text:continue-numbering="true" text:style-name="WWNum3">
        <text:list-item>
          <text:p text:style-name="P5"><text:span text:style-name="T6">Research and Industry News</text:span></text:p>
        </text:list-item>
      </text:list>
      <text:p text:style-name="P3"/>
      <text:p text:style-name="P3"/>
      <text:list xml:id="list35849829" text:continue-numbering="true" text:style-name="WWNum3">
        <text:list-item>
          <text:p text:style-name="P5"><text:span text:style-name="T6">Advocacy and Representation</text:span></text:p>
        </text:list-item>
      </text:list>
      <text:p text:style-name="P3"/>
      <text:p text:style-name="P4"/>
      <text:p text:style-name="P4"/>
      <text:p text:style-name="Standard"><text:span text:style-name="T4">The Benefits of Professional Body Membership for an Organisation</text:span></text:p>
      <text:list xml:id="list6864714474870989097" text:style-name="WWNum4">
        <text:list-item>
          <text:p text:style-name="P6"><text:span text:style-name="T7">Credibility and Quality Marque</text:span></text:p>
        </text:list-item>
      </text:list>
      <text:p text:style-name="P4"/>
      <text:p text:style-name="P4"/>
      <text:list xml:id="list35840000" text:continue-numbering="true" text:style-name="WWNum4">
        <text:list-item>
          <text:p text:style-name="P6"><text:span text:style-name="T7">Networking and Recruitment</text:span></text:p>
        </text:list-item>
      </text:list>
      <text:p text:style-name="P4"/>
      <text:p text:style-name="P4"/>
      <text:list xml:id="list35858272" text:continue-numbering="true" text:style-name="WWNum4">
        <text:list-item>
          <text:p text:style-name="P6"><text:span text:style-name="T7">Training Resources and Certification</text:span></text:p>
        </text:list-item>
      </text:list>
      <text:p text:style-name="P4"/>
      <text:p text:style-name="P4"/>
      <text:list xml:id="list35852184" text:continue-numbering="true" text:style-name="WWNum4">
        <text:list-item>
          <text:p text:style-name="P6"><text:span text:style-name="T7">Research and Industry News</text:span></text:p>
        </text:list-item>
      </text:list>
      <text:p text:style-name="P4"><text:soft-page-break/></text:p>
      <text:list xml:id="list35826451" text:continue-numbering="true" text:style-name="WWNum4">
        <text:list-item>
          <text:p text:style-name="P6"><text:span text:style-name="T6">A voice in the direction of the industry</text:span></text:p>
        </text:list-item>
      </text:list>
      <text:p text:style-name="P2"/>
      <text:p text:style-name="P4"/>
      <text:p text:style-name="P4"/>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Bassett</meta:initial-creator>
    <dc:creator>Cristian Villalba</dc:creator>
    <meta:editing-cycles>23</meta:editing-cycles>
    <meta:creation-date>2023-04-26T15:38:00</meta:creation-date>
    <dc:date>2025-05-08T15:57:57.57</dc:date>
    <meta:generator>OpenOffice/4.1.13$Win32 OpenOffice.org_project/4113m1$Build-9810</meta:generator>
    <meta:document-statistic meta:table-count="0" meta:image-count="0" meta:object-count="0" meta:page-count="6" meta:paragraph-count="48" meta:word-count="648" meta:character-count="4329"/>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